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6897d" officeooo:paragraph-rsid="0046897d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6897d" officeooo:paragraph-rsid="00484431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210e95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84431" officeooo:paragraph-rsid="00484431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officeooo:rsid="0046897d" officeooo:paragraph-rsid="00484431"/>
    </style:style>
    <style:style style:name="P6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0c267" officeooo:paragraph-rsid="0040c26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7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84431" officeooo:paragraph-rsid="00484431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1" style:family="text">
      <style:text-properties style:font-name="Liberation Sans" fo:font-size="18.2000007629395pt" fo:font-weight="bold" officeooo:rsid="00484431" style:font-name-asian="Noto Sans CJK SC Regular" style:font-size-asian="18.2000007629395pt" style:font-weight-asian="bold" style:font-name-complex="FreeSans" style:font-size-complex="18.2000007629395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Требования.</text:h>
      <text:p text:style-name="P3"/>
      <text:p text:style-name="P1">Расстояние от плиты до подвесного потолка — 5 см.</text:p>
      <text:p text:style-name="P1"/>
      <text:h text:style-name="P7" text:outline-level="1">Расчёт глубины электрощита.</text:h>
      <text:p text:style-name="P2"/>
      <text:p text:style-name="P4">Глубина автомата — около 80 мм с учетом запаса на движение рычажка. Шкаф выполняется двухэтажным, первый этаж — электрика, второй — слаботочка.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55:03.099147717</meta:creation-date>
    <dc:date>2017-10-24T08:25:26.080243715</dc:date>
    <meta:editing-duration>PT4H47M9S</meta:editing-duration>
    <meta:editing-cycles>41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31" meta:character-count="230" meta:non-whitespace-character-count="199"/>
  </office:meta>
</office:document-meta>
</file>